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
    <style:style style:name="P9" style:family="paragraph" style:parent-style-name="Text_20_body" style:list-style-name="L41">
      <style:text-properties style:font-name="ArialMT" fo:font-size="12pt"/>
    </style:style>
    <style:style style:name="P10" style:family="paragraph" style:parent-style-name="Text_20_body" style:list-style-name="L2">
      <style:paragraph-properties fo:margin-top="0.111in" fo:margin-bottom="0.111in"/>
    </style:style>
    <style:style style:name="P11" style:family="paragraph" style:parent-style-name="Text_20_body" style:list-style-name="L2">
      <style:paragraph-properties fo:margin-top="0.111in" fo:margin-bottom="0.111in"/>
      <style:text-properties fo:color="#fc0107"/>
    </style:style>
    <style:style style:name="P12" style:family="paragraph" style:parent-style-name="Text_20_body" style:list-style-name="L2">
      <style:paragraph-properties fo:margin-top="0.111in" fo:margin-bottom="0.111in"/>
      <style:text-properties fo:color="#000000"/>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4</text:p>
      <text:list xml:id="list5707607493861481106" text:style-name="L1">
        <text:list-item>
          <text:p text:style-name="P14">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6561269256788908510" text:style-name="L2">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text:soft-page-break/>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1">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4194008156927268907" text:style-name="L3">
        <text:list-header>
          <text:p text:style-name="P15"/>
        </text:list-header>
      </text:list>
      <text:p text:style-name="Standard">version 4.1.2</text:p>
      <text:list xml:id="list1901293646004836437" text:style-name="L4">
        <text:list-item>
          <text:p text:style-name="P16">fixes bug when D only search has been selected<text:line-break/></text:p>
        </text:list-item>
      </text:list>
      <text:p text:style-name="Standard">version 4.1.1</text:p>
      <text:list xml:id="list5532097041744126520" text:style-name="L5">
        <text:list-item>
          <text:p text:style-name="P17">fixes bug where signal columns beyond four were being read <text:s/>as duplicates of column 5.<text:line-break/></text:p>
        </text:list-item>
      </text:list>
      <text:p text:style-name="Standard">version 4.1.0</text:p>
      <text:list xml:id="list18838748643339857" text:style-name="L6">
        <text:list-item>
          <text:p text:style-name="P1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097792585737972945" text:style-name="L7">
        <text:list-item>
          <text:p text:style-name="P19">fixes issue where PyOTE could not read files that it had written.<text:line-break/></text:p>
        </text:list-item>
      </text:list>
      <text:p text:style-name="Standard">version 4.0.8</text:p>
      <text:list xml:id="list7572100756159758944" text:style-name="L8">
        <text:list-item>
          <text:p text:style-name="P20">fixes bug (introduced by a misspelling in version 4.0.7) that kept csv files with more than four apertures from runnig.<text:line-break/></text:p>
        </text:list-item>
      </text:list>
      <text:p text:style-name="Standard">version 4.0.7</text:p>
      <text:list xml:id="list6002364969692442946" text:style-name="L9">
        <text:list-item>
          <text:p text:style-name="P2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72918966950860920" text:style-name="L10">
        <text:list-item>
          <text:p text:style-name="P22">minor GUI changes<text:line-break/><text:soft-page-break/></text:p>
        </text:list-item>
      </text:list>
      <text:p text:style-name="Standard">version 4.0.5</text:p>
      <text:list xml:id="list4828904091954540336" text:style-name="L11">
        <text:list-item>
          <text:p text:style-name="P23">if you click outside the light-curve, the closest point will be toggled (so you don't have to zoom in to select the leftmost or rightmost point in a light-curve.<text:line-break/></text:p>
        </text:list-item>
        <text:list-item>
          <text:p text:style-name="P23">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6901114867607726502" text:style-name="L12">
        <text:list-item>
          <text:p text:style-name="P24">a few GUI changes<text:line-break/></text:p>
        </text:list-item>
        <text:list-item>
          <text:p text:style-name="P24">removed the Use as secondary check box. Now if secondary curve is selected (spinner is non-zero), it will be used automatically.<text:line-break/></text:p>
        </text:list-item>
      </text:list>
      <text:p text:style-name="Standard">version 4.0.3</text:p>
      <text:list xml:id="list7379289831857468902" text:style-name="L13">
        <text:list-item>
          <text:p text:style-name="P25">implements a major GUI change: uses tabbed folders to group buttons and other controls. <text:line-break/></text:p>
        </text:list-item>
        <text:list-item>
          <text:p text:style-name="P25">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753928511010119024" text:style-name="L14">
        <text:list-item>
          <text:p text:style-name="P26">removed a debug print statement that was inadvertently left in. It is responsible for the “mouse event” messages polluting the log file.<text:line-break/></text:p>
        </text:list-item>
      </text:list>
      <text:p text:style-name="Standard">version 4.0.1</text:p>
      <text:list xml:id="list3374246387331416734" text:style-name="L15">
        <text:list-item>
          <text:p text:style-name="P2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848334651527075901" text:style-name="L16">
        <text:list-item>
          <text:p text:style-name="P2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text:soft-page-break/>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012042007620358437" text:style-name="L17">
        <text:list-item>
          <text:p text:style-name="P2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19918367945951187" text:style-name="L18">
        <text:list-item>
          <text:p text:style-name="P30">one more attempt to solve the gui sizing issue.<text:line-break/></text:p>
        </text:list-item>
        <text:list-item>
          <text:p text:style-name="P30">'sticky' settings are back but are now stored in <text:span text:style-name="T15">pyote.ini</text:span> instead of the<text:line-break/> obscure <text:span text:style-name="T15">simple-ote.ini<text:line-break/></text:span></text:p>
        </text:list-item>
      </text:list>
      <text:p text:style-name="Standard">version 3.9.7</text:p>
      <text:list xml:id="list5992488831039941930" text:style-name="L19">
        <text:list-item>
          <text:p text:style-name="P3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91551621837805254" text:style-name="L20">
        <text:list-item>
          <text:p text:style-name="P3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309853652845327736" text:style-name="L21">
        <text:list-item>
          <text:p text:style-name="P3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soft-page-break/></text:p>
        </text:list-item>
      </text:list>
      <text:p text:style-name="Standard">version 3.9.4</text:p>
      <text:list xml:id="list9205940592598676311" text:style-name="L22">
        <text:list-item>
          <text:p text:style-name="P34">attempts to fix over-size initial gui.<text:line-break/></text:p>
        </text:list-item>
      </text:list>
      <text:p text:style-name="Standard">version 3.9.3</text:p>
      <text:list xml:id="list7771252152588800408" text:style-name="L23">
        <text:list-item>
          <text:p text:style-name="P35">makes various improvements to the 'detectability' calculator to make it easier to use.<text:line-break/></text:p>
        </text:list-item>
      </text:list>
      <text:p text:style-name="Standard">version 3.9.2</text:p>
      <text:list xml:id="list3624185791647524966" text:style-name="L24">
        <text:list-item>
          <text:p text:style-name="P36">adds a 'detectability' calculator for use in pre-planning event observation.<text:line-break/></text:p>
        </text:list-item>
        <text:list-item>
          <text:p text:style-name="P3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733767086196951197" text:style-name="L25">
        <text:list-item>
          <text:p text:style-name="P37">adds an snr calculation to the <text:span text:style-name="T17">Calc baseline stats</text:span> button.<text:line-break/></text:p>
        </text:list-item>
      </text:list>
      <text:p text:style-name="Standard">version 3.9.0</text:p>
      <text:list xml:id="list8364210969244923517" text:style-name="L26">
        <text:list-item>
          <text:p text:style-name="P38">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7588107226119390486" text:style-name="L27">
        <text:list-item>
          <text:p text:style-name="P39">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6087196518208272280" text:style-name="L28">
        <text:list-item>
          <text:p text:style-name="P40">fixed a bug that sometimes kept events that contained a single point at the bottom from producing a report.<text:line-break/></text:p>
        </text:list-item>
      </text:list>
      <text:p text:style-name="Standard">version 3.8.7</text:p>
      <text:list xml:id="list4668763107406157072" text:style-name="L29">
        <text:list-item>
          <text:p text:style-name="P4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327103232473910371" text:style-name="L30">
        <text:list-item>
          <text:p text:style-name="P42">checks for only a single light-curve in the csv file which was causing a 'list index out of range' error message<text:line-break/></text:p>
        </text:list-item>
      </text:list>
      <text:p text:style-name="Standard">version 3.8.5</text:p>
      <text:list xml:id="list2647093232086536676" text:style-name="L31">
        <text:list-item>
          <text:p text:style-name="P43">changed the way QGridLayout was referenced.<text:line-break/></text:p>
        </text:list-item>
      </text:list>
      <text:p text:style-name="Standard">version 3.8.4</text:p>
      <text:list xml:id="list7599213584926268527" text:style-name="L32">
        <text:list-item>
          <text:p text:style-name="P44"><text:soft-page-break/>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4"/>
        </text:list-item>
      </text:list>
      <text:p text:style-name="Standard">version 3.8.3</text:p>
      <text:list xml:id="list7538873899133992859" text:style-name="L33">
        <text:list-item>
          <text:p text:style-name="P45">adds display of light-curve name (if available in the csv file) to the curve-to-be-analyzed and the normalization curve next to their selection spinners.<text:line-break/></text:p>
        </text:list-item>
      </text:list>
      <text:p text:style-name="Standard">version 3.8.2</text:p>
      <text:list xml:id="list7320239296925996458" text:style-name="L34">
        <text:list-item>
          <text:p text:style-name="P46">3.7.5 introduced a scrollable GUI for small screens. Unfortunately, that caused resizing problem for all users. The version reverts back to the original GUI design.<text:line-break/></text:p>
        </text:list-item>
        <text:list-item>
          <text:p text:style-name="P4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892251244055206060" text:style-name="L35">
        <text:list-item>
          <text:p text:style-name="P4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285949482782134653" text:style-name="L36">
        <text:list-item>
          <text:p text:style-name="P48">adds a tutorial button to supply a quick-start for new or infrequent users.<text:line-break/></text:p>
        </text:list-item>
      </text:list>
      <text:p text:style-name="Standard">version 3.7.9</text:p>
      <text:list xml:id="list5368130522033712482" text:style-name="L37">
        <text:list-item>
          <text:p text:style-name="P4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704491730402933916" text:style-name="L38">
        <text:list-item>
          <text:p text:style-name="P50">added visible left, top, and bottom axes to main plot (with ticks to make easier to associate timestamp with point).<text:line-break/></text:p>
        </text:list-item>
      </text:list>
      <text:p text:style-name="Standard">version 3.7.7</text:p>
      <text:list xml:id="list5189334762768115602" text:style-name="L39">
        <text:list-item>
          <text:p text:style-name="P51">if timestamps are available in the csv file, they are used as x axis labels in the main plot.<text:line-break/></text:p>
        </text:list-item>
      </text:list>
      <text:p text:style-name="Standard">version 3.7.6</text:p>
      <text:list xml:id="list5101737328585691134" text:style-name="L40">
        <text:list-item>
          <text:p text:style-name="P52">changed the way QMainWindow and Qapplication were referenced to accommodate <text:soft-page-break/>the latest Anaconda version, which has reorganized where those modules are stored. </text:p>
          <text:p text:style-name="P52">This was causing a fatal startup error.<text:line-break/> </text:p>
        </text:list-item>
      </text:list>
      <text:p text:style-name="Standard">version 3.7.5</text:p>
      <text:list xml:id="list1191858321733737074" text:style-name="L41">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829655519796946340" text:style-name="L42">
        <text:list-item>
          <text:p text:style-name="P5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087853112903794843" text:style-name="L43">
        <text:list-item>
          <text:p text:style-name="P54">adds code line needed by any Mac users that are running Big Sur<text:line-break/></text:p>
        </text:list-item>
      </text:list>
      <text:p text:style-name="Standard">version 3.7.2</text:p>
      <text:list xml:id="list3871731142694498801" text:style-name="L44">
        <text:list-item>
          <text:p text:style-name="P55">fixes bug that caused all analysis attempts to 'stall'</text:p>
        </text:list-item>
      </text:list>
      <text:p text:style-name="Standard"/>
      <text:p text:style-name="Standard">version 3.7.1</text:p>
      <text:list xml:id="list1616104453046444101" text:style-name="L45">
        <text:list-item>
          <text:p text:style-name="P56">fixed a bug in the r limb angle entry<text:line-break/></text:p>
        </text:list-item>
      </text:list>
      <text:p text:style-name="Standard">version 3.7.0</text:p>
      <text:list xml:id="list4647379196333710012" text:style-name="L46">
        <text:list-item>
          <text:p text:style-name="P57">adds right-click help to ast speed label giving the equation to use if asteroid speed is not available but asteroid diameter and maximum duration are specified<text:line-break/></text:p>
        </text:list-item>
        <text:list-item>
          <text:p text:style-name="P57">adds suggestion to right-click help on penumbral fit checkbox for how to find the penumbral curve csv file that is provided for practice purposes.<text:line-break/></text:p>
        </text:list-item>
      </text:list>
      <text:p text:style-name="Standard">version 3.6.8</text:p>
      <text:list xml:id="list5522616288761864206" text:style-name="L47">
        <text:list-item>
          <text:p text:style-name="P58">adds modeling of off centerline observations to lightcurve calibration curve generation<text:line-break/></text:p>
        </text:list-item>
      </text:list>
      <text:p text:style-name="Standard"><text:soft-page-break/>version 3.6.7</text:p>
      <text:list xml:id="list8784213263445728837" text:style-name="L48">
        <text:list-item>
          <text:p text:style-name="P59">clarified the location of the Enable Manual Timestamp Entry checkbox in the pop-up message appears when there are no timestamps in the csv file.<text:line-break/></text:p>
        </text:list-item>
      </text:list>
      <text:p text:style-name="Standard">version 3.6.6</text:p>
      <text:list xml:id="list3261804864996169067" text:style-name="L49">
        <text:list-item>
          <text:p text:style-name="P6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8416583163707952745" text:style-name="L50">
        <text:list-item>
          <text:p text:style-name="P6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677932298122169437" text:style-name="L51">
        <text:list-item>
          <text:p text:style-name="P62">version 3.6.2 would open .xlsx Report file on Mac, but not Windows. This version attempts to fix that (Windows needs a different command to open a file).<text:line-break/></text:p>
        </text:list-item>
      </text:list>
      <text:p text:style-name="Standard">version 3.6.2</text:p>
      <text:list xml:id="list4625509455359865723" text:style-name="L52">
        <text:list-item>
          <text:p text:style-name="P6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935412851689280469" text:style-name="L53">
        <text:list-item>
          <text:p text:style-name="P6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3159176947184307713" text:style-name="L54">
        <text:list-item>
          <text:p text:style-name="P6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5"><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185605868380924872" text:style-name="L55">
        <text:list-item>
          <text:p text:style-name="P66">fixed another bug in penumbral curve fit and removed diagnostic printouts.<text:line-break/></text:p>
        </text:list-item>
      </text:list>
      <text:p text:style-name="Standard">version 3.5.8</text:p>
      <text:list xml:id="list6474811799538722318" text:style-name="L56">
        <text:list-item>
          <text:p text:style-name="P67">fixed a number of bugs in the penumbral curve fit code<text:line-break/></text:p>
        </text:list-item>
      </text:list>
      <text:p text:style-name="Standard">version 3.5.7</text:p>
      <text:list xml:id="list2613576752675230393" text:style-name="L57">
        <text:list-item>
          <text:p text:style-name="P6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375452125166168274" text:style-name="L58">
        <text:list-item>
          <text:p text:style-name="P6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424026727345447494" text:style-name="L59">
        <text:list-item>
          <text:p text:style-name="P70"><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019834857723287266" text:style-name="L60">
        <text:list-item>
          <text:p text:style-name="P7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188524187555831490" text:style-name="L61">
        <text:list-item>
          <text:p text:style-name="P7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489209288779857082" text:style-name="L62">
        <text:list-item>
          <text:p text:style-name="P7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371507207643312909" text:style-name="L63">
        <text:list-item>
          <text:p text:style-name="P74">Added additional references to the North American Excel Spreadsheet report in the new section of the final report that bangs on about the start-of-exposure timing convention.<text:line-break/></text:p>
        </text:list-item>
      </text:list>
      <text:p text:style-name="Standard">version 3.5.0</text:p>
      <text:list xml:id="list8970132709334426314" text:style-name="L64">
        <text:list-item>
          <text:p text:style-name="P7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5">NEW: when 'trims' have been placed, a 'write csv' process will honor those values and produce a 'trimmed' output file.<text:line-break/></text:p>
        </text:list-item>
        <text:list-item>
          <text:p text:style-name="P75">NEW: when a light curve has been 'normalized', the changed values are written <text:soft-page-break/>to the data table where, once again, a 'write csv' process will capture the results.<text:line-break/></text:p>
        </text:list-item>
        <text:list-item>
          <text:p text:style-name="P75">Added additional reminders that the start-of-exposure timestamp/timing convention is employed.</text:p>
        </text:list-item>
      </text:list>
      <text:p text:style-name="Standard"/>
      <text:p text:style-name="Standard">version 3.4.9</text:p>
      <text:list xml:id="list6811909063864450662" text:style-name="L65">
        <text:list-item>
          <text:p text:style-name="P76">Added some explanatory language to the “Excel report” section regarding the proper interpretation of the 'false positive probability' number.<text:line-break/></text:p>
        </text:list-item>
      </text:list>
      <text:p text:style-name="Standard">version 3.4.8</text:p>
      <text:list xml:id="list2600893093761556438" text:style-name="L66">
        <text:list-item>
          <text:p text:style-name="P77">This version deals more realistically with high magDrop lightcurves by defining a 'limiting magDrop' as: <text:line-break/><text:line-break/><text:tab/>limMagDrop = 2.5 * log10( B / std(A) ) <text:line-break/><text:line-break/><text:tab/>std(A) is the noise level of A.</text:p>
          <text:p text:style-name="P7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519876322383593648" text:style-name="L67">
        <text:list-item>
          <text:p text:style-name="P78">Automatically loads the correct version of Adv2<text:line-break/></text:p>
        </text:list-item>
      </text:list>
      <text:p text:style-name="Standard">version 3.4.6</text:p>
      <text:list xml:id="list4258370674756438104" text:style-name="L68">
        <text:list-item>
          <text:p text:style-name="P79">Adds AAV Version 2 file as a type that can be read (important when Do OCR check is enabled)</text:p>
        </text:list-item>
      </text:list>
      <text:p text:style-name="Standard"/>
      <text:p text:style-name="Standard">version 3.4.5</text:p>
      <text:list xml:id="list7202892652871819132" text:style-name="L69">
        <text:list-item>
          <text:p text:style-name="P80">Fixes block integration which was failing when more than 4 lightcurves were being processed.<text:line-break/><text:soft-page-break/></text:p>
        </text:list-item>
        <text:list-item>
          <text:p text:style-name="P80">Made use diff and Do OCR checkboxes sticky.<text:line-break/></text:p>
        </text:list-item>
      </text:list>
      <text:p text:style-name="Standard">version 3.4.4</text:p>
      <text:list xml:id="list3702453205901703005" text:style-name="L70">
        <text:list-item>
          <text:p text:style-name="P8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669354785363249724" text:style-name="L71">
        <text:list-item>
          <text:p text:style-name="P8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235410404936588442" text:style-name="L72">
        <text:list-item>
          <text:p text:style-name="P8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203924528757663771" text:style-name="L73">
        <text:list-item>
          <text:p text:style-name="P8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7395525304096106533" text:style-name="L74">
        <text:list-item>
          <text:p text:style-name="P8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770182389079864234" text:style-name="L75">
        <text:list-item>
          <text:p text:style-name="P86">Automatically installs cv2 if not already present. <text:s/>This package is needed for the new frame view feature.<text:line-break/></text:p>
        </text:list-item>
      </text:list>
      <text:p text:style-name="Standard">version 3.3.8</text:p>
      <text:list xml:id="list6026922955330833890" text:style-name="L76">
        <text:list-item>
          <text:p text:style-name="P8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961853950876965051" text:style-name="L77">
        <text:list-item>
          <text:p text:style-name="P88">A new button (View frame) with an associated spinner for entry of a frame number has been added:</text:p>
          <text:p text:style-name="P8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300190774668877528" text:style-name="L78">
        <text:list-item>
          <text:p text:style-name="P8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81327695801787633" text:style-name="L79">
        <text:list-item>
          <text:p text:style-name="P9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159452900154714343" text:style-name="L80">
        <text:list-item>
          <text:p text:style-name="P9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012028412993773073" text:style-name="L81">
        <text:list-item>
          <text:p text:style-name="P9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596334684037757308" text:style-name="L82">
        <text:list-item>
          <text:p text:style-name="P93">Changed main plot so that the scroll wheel only zooms the x axis.</text:p>
        </text:list-item>
        <text:list-item>
          <text:p text:style-name="P93">Changed lightcurve plot so that it conforms properly to 'start-of-exposure'.<text:line-break/></text:p>
        </text:list-item>
      </text:list>
      <text:p text:style-name="Standard">version 3.2.8</text:p>
      <text:list xml:id="list1750428285942638410" text:style-name="L83">
        <text:list-item>
          <text:p text:style-name="P94">Changed font size in help files --- it was fine for Mac but too big for Win10<text:line-break/><text:soft-page-break/></text:p>
        </text:list-item>
      </text:list>
      <text:p text:style-name="Standard">version 3.2.7</text:p>
      <text:list xml:id="list7600967641737129566" text:style-name="L84">
        <text:list-item>
          <text:p text:style-name="P9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03951187320129833" text:style-name="L85">
        <text:list-item>
          <text:p text:style-name="P96">This is a 'cosmetic' release --- there should be NO detectable differences from version 3.2.5 in terms of functionality.</text:p>
        </text:list-item>
        <text:list-item>
          <text:p text:style-name="P96">All python files were brought into compliance with PEP 8 coding standards. <text:s/>Only I care about that.</text:p>
        </text:list-item>
        <text:list-item>
          <text:p text:style-name="P9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6">All this 'cosmetic' work is in preparation for working on PyOTE issues again.<text:line-break/> </text:p>
        </text:list-item>
      </text:list>
      <text:p text:style-name="Standard">version 3.2.5</text:p>
      <text:list xml:id="list528313683588086308" text:style-name="L86">
        <text:list-item>
          <text:p text:style-name="P9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415034438324417174" text:style-name="L87">
        <text:list-item>
          <text:p text:style-name="P98">Modified the test for newer version to accommodate the different strings returned by pip 18.1 and pip 19.0+</text:p>
        </text:list-item>
        <text:list-item>
          <text:p text:style-name="P98">Added ability to invoke PyOTE from PyMovie with an externally supplied csv file that is automatically opened.<text:line-break/></text:p>
        </text:list-item>
      </text:list>
      <text:p text:style-name="Standard">version 3.2.3</text:p>
      <text:list xml:id="list3633261891238144401" text:style-name="L88">
        <text:list-item>
          <text:p text:style-name="P9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9">Added support for the PyMovie csv format<text:line-break/></text:p>
        </text:list-item>
      </text:list>
      <text:p text:style-name="Standard">version 3.2.1</text:p>
      <text:list xml:id="list3191475827929349445" text:style-name="L89">
        <text:list-item>
          <text:p text:style-name="P10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558276566396676739" text:style-name="L90">
        <text:list-item>
          <text:p text:style-name="P101">Changed GUI to better align text on min max edit boxes to avoid confusion.<text:line-break/></text:p>
        </text:list-item>
      </text:list>
      <text:p text:style-name="Standard">version 3.1.9</text:p>
      <text:list xml:id="list2875682420958886154" text:style-name="L91">
        <text:list-item>
          <text:p text:style-name="P102">Fixed a bug in the test for a min/max solution search being constrained by a too large min value.<text:line-break/></text:p>
        </text:list-item>
      </text:list>
      <text:p text:style-name="Standard">version 3.1.8</text:p>
      <text:list xml:id="list212089723622952994" text:style-name="L92">
        <text:list-item>
          <text:p text:style-name="P103">version 3.1.7 was released without an updated version history. <text:s/>Here is what was changed in 3.1.7:<text:line-break/></text:p>
        </text:list-item>
        <text:list-item>
          <text:p text:style-name="P10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011869274042340731" text:style-name="L93">
        <text:list-item>
          <text:p text:style-name="P104">Values entered in the Manual Timestamp Entry dialog box are now 'sticky', thus making corrections easy to do without requiring re-entry of all data. </text:p>
          <text:p text:style-name="P104"><text:line-break/>Also trapped is the case where a user has entered a custom frame time but failed to click the radio button indicating that it is to be used.<text:line-break/></text:p>
        </text:list-item>
      </text:list>
      <text:p text:style-name="Standard">version 3.1.5:</text:p>
      <text:list xml:id="list6700347859618920856" text:style-name="L94">
        <text:list-item>
          <text:p text:style-name="P10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6355727634836307236" text:style-name="L95">
        <text:list-item>
          <text:p text:style-name="P106">Fixed error in new dropped reading detection logic when light curve was processed in field mode.<text:line-break/></text:p>
        </text:list-item>
        <text:list-item>
          <text:p text:style-name="P106">Cleaned up some language in tooltips.<text:line-break/></text:p>
        </text:list-item>
      </text:list>
      <text:p text:style-name="Standard">version 3.1.3:</text:p>
      <text:list xml:id="list5381925862344999406" text:style-name="L96">
        <text:list-item>
          <text:p text:style-name="P10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7">Eliminated the 'entry num' column in the data matrix at the lower left of the GUI. The 'entry num' is unused and a possible source of confusion with the frame or field number for the unwary.<text:line-break/></text:p>
        </text:list-item>
        <text:list-item>
          <text:p text:style-name="P107">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553544586735634989" text:style-name="L97">
        <text:list-item>
          <text:p text:style-name="P10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448432159264841768" text:style-name="L98">
        <text:list-item>
          <text:p text:style-name="P10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9">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6927947597033788598" text:style-name="L99">
        <text:list-item>
          <text:p text:style-name="P11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109314233730272678" text:style-name="L100">
        <text:list-item>
          <text:p text:style-name="P11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654011127242749013" text:style-name="L101">
        <text:list-item>
          <text:p text:style-name="P11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538083257311249950" text:style-name="L102">
        <text:list-item>
          <text:p text:style-name="P11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175764729470083828" text:style-name="L103">
        <text:list-item>
          <text:p text:style-name="P11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142065986470984310" text:style-name="L104">
        <text:list-item>
          <text:p text:style-name="P115">Disable the Accept integration button when user overrides an automatic block analysis with a manual block selection followed by a click on the Block integrate button.<text:line-break/></text:p>
        </text:list-item>
      </text:list>
      <text:p text:style-name="Standard">version 2.1.4:</text:p>
      <text:list xml:id="list7562115478827969525" text:style-name="L105">
        <text:list-item>
          <text:p text:style-name="P116">Corrected a bug that kept manual selection of block integration from being performed after a refusal to accept the automatic block analysis results.<text:line-break/></text:p>
        </text:list-item>
      </text:list>
      <text:p text:style-name="Standard">version 2.1.3:</text:p>
      <text:list xml:id="list4704592602223609809" text:style-name="L106">
        <text:list-item>
          <text:p text:style-name="P117">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8187914504140194764" text:style-name="L107">
        <text:list-item>
          <text:p text:style-name="P11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860104696850397756" text:style-name="L108">
        <text:list-item>
          <text:p text:style-name="P119">Added progress bar tracking of block integration analysis because it can take an extended amount of time to complete the analysis when the light curve has many points.<text:line-break/></text:p>
        </text:list-item>
      </text:list>
      <text:p text:style-name="Standard">version 2.1.0</text:p>
      <text:list xml:id="list2780646507226962007" text:style-name="L109">
        <text:list-item>
          <text:p text:style-name="P12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1390644075944149458" text:style-name="L110">
        <text:list-item>
          <text:p text:style-name="P121">Made the selection of Tooltip display 'sticky'</text:p>
        </text:list-item>
        <text:list-item>
          <text:p text:style-name="P121">Duration calculation when D and R span midnight now handled correctly</text:p>
        </text:list-item>
      </text:list>
      <text:p text:style-name="Standard"/>
      <text:p text:style-name="Standard">version 2.0.8</text:p>
      <text:list xml:id="list5856095692943533384" text:style-name="L111">
        <text:list-item>
          <text:p text:style-name="P122">toolTips changed to invoke and display in a custom dialog box that can be moved and resized to better accommodate legacy displays</text:p>
        </text:list-item>
        <text:list-item>
          <text:p text:style-name="P122">Calc flash timing calculation fixed to properly deal with the non-integer frame numbers that can result from field processed csv files</text:p>
        </text:list-item>
        <text:list-item>
          <text:p text:style-name="P122">Flash timing has been verified to work with integrated light curves</text:p>
        </text:list-item>
        <text:list-item>
          <text:p text:style-name="P12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612171746088142929" text:style-name="L112">
        <text:list-item>
          <text:p text:style-name="P123">Adds a button to calculate the edge position of an LED timing flash.</text:p>
        </text:list-item>
        <text:list-item>
          <text:p text:style-name="P12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3">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23">Adds a checkbox to force manual entry of timestamp info. <text:s/>This is useful when OCR on a VTI timed light curve has catastrophic errors. <text:s/>It is always employed when using LED flash timing.</text:p>
        </text:list-item>
      </text:list>
      <text:list xml:id="list8421554865108910757" text:style-name="L113">
        <text:list-item>
          <text:p text:style-name="P12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521391227924720567" text:style-name="L114">
        <text:list-item>
          <text:p text:style-name="P12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430269246222615748" text:style-name="L115">
        <text:list-item>
          <text:p text:style-name="P126">files generated by pyote now contain PYOTE in the filename.<text:line-break/></text:p>
        </text:list-item>
        <text:list-item>
          <text:p text:style-name="P12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070954342413708196" text:style-name="L116">
        <text:list-item>
          <text:p text:style-name="P12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473780489008934740" text:style-name="L117">
        <text:list-item>
          <text:p text:style-name="P12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165369028829638944" text:style-name="L118">
        <text:list-item>
          <text:p text:style-name="P12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659592105921115156" text:style-name="L119">
        <text:list-item>
          <text:p text:style-name="P130">improved handling of D and R region selection so that one cannot enter an invalid configuration --- automatic corrections/changes are applied.<text:line-break/></text:p>
        </text:list-item>
        <text:list-item>
          <text:p text:style-name="P130">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3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413352726175516512" text:style-name="L120">
        <text:list-item>
          <text:p text:style-name="P131">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438504816723247125" text:style-name="L121">
        <text:list-item>
          <text:p text:style-name="P13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963985160562145601" text:style-name="L122">
        <text:list-item>
          <text:p text:style-name="P133">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784680299031585448" text:style-name="L123">
        <text:list-item>
          <text:p text:style-name="P13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745244436435901986" text:style-name="L124">
        <text:list-item>
          <text:p text:style-name="P13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1-24T11:47:07</dc:date>
    <meta:editing-cycles>158</meta:editing-cycles>
    <meta:editing-duration>P1DT1H4M13S</meta:editing-duration>
    <dc:creator>Robert Anderson</dc:creator>
    <meta:document-statistic meta:table-count="0" meta:image-count="3" meta:object-count="0" meta:page-count="23" meta:paragraph-count="321" meta:word-count="8937" meta:character-count="51950"/>
    <meta:template xlink:type="simple" xlink:actuate="onRequest" xlink:title="" xlink:href="Normal"/>
  </office:meta>
</office:document-meta>
</file>